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TimeAnalysisFunction1" table:style-name="ta1" table:print="false">
        <table:table-column table:style-name="co1" table:number-columns-repeated="2" table:default-cell-style-name="Default"/>
        <table:table-column table:style-name="co2" table:number-columns-repeated="6" table:default-cell-style-name="ce5"/>
        <table:table-column table:style-name="co1" table:default-cell-style-name="ce5"/>
        <table:table-column table:style-name="co1" table:number-columns-repeated="1015" table:default-cell-style-name="Default"/>
        <table:table-row table:style-name="ro1">
          <table:table-cell table:style-name="ce1" table:number-columns-repeated="2"/>
          <table:table-cell table:style-name="ce3" table:number-columns-repeated="7"/>
          <table:table-cell table:style-name="ce1" table:number-columns-repeated="1015"/>
        </table:table-row>
        <table:table-row table:style-name="ro2">
          <table:table-cell table:style-name="ce2" table:number-columns-repeated="2"/>
          <table:table-cell table:style-name="ce4" table:number-columns-repeated="3"/>
          <table:table-cell table:style-name="ce4" office:value-type="string">
            <text:p>Quick Sort Analysis</text:p>
          </table:table-cell>
          <table:table-cell table:style-name="ce4" table:number-columns-repeated="3"/>
          <table:table-cell table:style-name="ce2" table:number-columns-repeated="1015"/>
        </table:table-row>
        <table:table-row table:style-name="ro1" table:number-rows-repeated="4">
          <table:table-cell table:style-name="ce1" table:number-columns-repeated="2"/>
          <table:table-cell table:style-name="ce3" table:number-columns-repeated="7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f(n) secs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.5">
            <text:p>20.5</text:p>
          </table:table-cell>
          <table:table-cell table:formula="of:=[.F9]^0" office:value-type="float" office:value="1">
            <text:p>1</text:p>
          </table:table-cell>
          <table:table-cell table:formula="of:=LOG([.F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[.F9]*[.E9]" office:value-type="float" office:value="2657542475.90989">
            <text:p>2657542475.90989</text:p>
          </table:table-cell>
          <table:table-cell table:formula="of:=[.F9]*[.F9]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3.5">
            <text:p>43.5</text:p>
          </table:table-cell>
          <table:table-cell table:formula="of:=[.F10]^0" office:value-type="float" office:value="1">
            <text:p>1</text:p>
          </table:table-cell>
          <table:table-cell table:formula="of:=LOG([.F10])/LOG(2)" office:value-type="float" office:value="27.5754247590989">
            <text:p>27.5754247591</text:p>
          </table:table-cell>
          <table:table-cell table:formula="of:=2*[.F9]" office:value-type="float" office:value="200000000">
            <text:p>200000000</text:p>
          </table:table-cell>
          <table:table-cell table:formula="of:=[.F10]*[.E10]" office:value-type="float" office:value="5515084951.81978">
            <text:p>5515084951.81978</text:p>
          </table:table-cell>
          <table:table-cell table:formula="of:=[.F10]*[.F10]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formula="of:=[.F11]^0" office:value-type="float" office:value="1">
            <text:p>1</text:p>
          </table:table-cell>
          <table:table-cell table:formula="of:=LOG([.F11])/LOG(2)" office:value-type="float" office:value="28.5754247590989">
            <text:p>28.5754247591</text:p>
          </table:table-cell>
          <table:table-cell table:formula="of:=4*[.F9]" office:value-type="float" office:value="400000000">
            <text:p>400000000</text:p>
          </table:table-cell>
          <table:table-cell table:formula="of:=[.F11]*[.E11]" office:value-type="float" office:value="11430169903.6396">
            <text:p>11430169903.6396</text:p>
          </table:table-cell>
          <table:table-cell table:formula="of:=[.F11]*[.F11]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table:formula="of:=[.F12]^0" office:value-type="float" office:value="1">
            <text:p>1</text:p>
          </table:table-cell>
          <table:table-cell table:formula="of:=LOG([.F12])/LOG(2)" office:value-type="float" office:value="29.1603872598201">
            <text:p>29.1603872598</text:p>
          </table:table-cell>
          <table:table-cell table:formula="of:=6*[.F9]" office:value-type="float" office:value="600000000">
            <text:p>600000000</text:p>
          </table:table-cell>
          <table:table-cell table:formula="of:=[.F12]*[.E12]" office:value-type="float" office:value="17496232355.892">
            <text:p>17496232355.892</text:p>
          </table:table-cell>
          <table:table-cell table:formula="of:=[.F12]*[.F12]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table:formula="of:=[.F13]^0" office:value-type="float" office:value="1">
            <text:p>1</text:p>
          </table:table-cell>
          <table:table-cell table:formula="of:=LOG([.F13])/LOG(2)" office:value-type="float" office:value="29.5754247590989">
            <text:p>29.5754247591</text:p>
          </table:table-cell>
          <table:table-cell table:formula="of:=8*[.F9]" office:value-type="float" office:value="800000000">
            <text:p>800000000</text:p>
          </table:table-cell>
          <table:table-cell table:formula="of:=[.F13]*[.E13]" office:value-type="float" office:value="23660339807.2791">
            <text:p>23660339807.2791</text:p>
          </table:table-cell>
          <table:table-cell table:formula="of:=[.F13]*[.F13]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35.5">
            <text:p>235.5</text:p>
          </table:table-cell>
          <table:table-cell table:formula="of:=[.F14]^0" office:value-type="float" office:value="1">
            <text:p>1</text:p>
          </table:table-cell>
          <table:table-cell table:formula="of:=LOG([.F14])/LOG(2)" office:value-type="float" office:value="29.8973528539863">
            <text:p>29.897352854</text:p>
          </table:table-cell>
          <table:table-cell table:formula="of:=10*[.F9]" office:value-type="float" office:value="1000000000">
            <text:p>1000000000</text:p>
          </table:table-cell>
          <table:table-cell table:formula="of:=[.F14]*[.E14]" office:value-type="float" office:value="29897352853.9863">
            <text:p>29897352853.9863</text:p>
          </table:table-cell>
          <table:table-cell table:formula="of:=[.F14]*[.F14]" office:value-type="float" office:value="1E+018">
            <text:p>10000000000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3"/>
          <table:table-cell table:style-name="ce3" office:value-type="string">
            <text:p>C0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f'(n)</text:p>
          </table:table-cell>
          <table:table-cell table:style-name="ce3" office:value-type="float" office:value="-176.18">
            <text:p>-176.18</text:p>
          </table:table-cell>
          <table:table-cell table:style-name="ce3" office:value-type="float" office:value="7.15323">
            <text:p>7.15323</text:p>
          </table:table-cell>
          <table:table-cell table:style-name="ce6" office:value-type="float" office:value="-0.00000130153">
            <text:p>-1.30E-006</text:p>
          </table:table-cell>
          <table:table-cell table:style-name="ce6" office:value-type="float" office:value="0.0000000516046">
            <text:p>5.16E-008</text:p>
          </table:table-cell>
          <table:table-cell table:style-name="ce6" office:value-type="float" office:value="-4.3325E-017">
            <text:p>-4.33E-017</text:p>
          </table:table-cell>
          <table:table-cell table:style-name="ce3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D20:.H20])" office:value-type="float" office:value="20.4752921018686">
            <text:p>20.4752921019</text:p>
          </table:table-cell>
          <table:table-cell table:formula="of:=[.D$18]*[.D9]" office:value-type="float" office:value="-176.18">
            <text:p>-176.18</text:p>
          </table:table-cell>
          <table:table-cell table:formula="of:=[.E$18]*[.E9]" office:value-type="float" office:value="190.100125649529">
            <text:p>190.1001256495</text:p>
          </table:table-cell>
          <table:table-cell table:formula="of:=[.F$18]*[.F9]" office:value-type="float" office:value="-130.153">
            <text:p>-130.153</text:p>
          </table:table-cell>
          <table:table-cell table:formula="of:=[.G$18]*[.G9]" office:value-type="float" office:value="137.14141645234">
            <text:p>137.1414164523</text:p>
          </table:table-cell>
          <table:table-cell table:formula="of:=[.H$18]*[.H9]" office:value-type="float" office:value="-0.43325">
            <text:p>-0.433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SUM([.D21:.H21])" office:value-type="float" office:value="43.6381085542081">
            <text:p>43.6381085542</text:p>
          </table:table-cell>
          <table:table-cell table:formula="of:=[.D$18]*[.D10]" office:value-type="float" office:value="-176.18">
            <text:p>-176.18</text:p>
          </table:table-cell>
          <table:table-cell table:formula="of:=[.E$18]*[.E10]" office:value-type="float" office:value="197.253355649529">
            <text:p>197.2533556495</text:p>
          </table:table-cell>
          <table:table-cell table:formula="of:=[.F$18]*[.F10]" office:value-type="float" office:value="-260.306">
            <text:p>-260.306</text:p>
          </table:table-cell>
          <table:table-cell table:formula="of:=[.G$18]*[.G10]" office:value-type="float" office:value="284.603752904679">
            <text:p>284.6037529047</text:p>
          </table:table-cell>
          <table:table-cell table:formula="of:=[.H$18]*[.H10]" office:value-type="float" office:value="-1.733">
            <text:p>-1.7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SUM([.D22:.H22])" office:value-type="float" office:value="90.531931458887">
            <text:p>90.5319314589</text:p>
          </table:table-cell>
          <table:table-cell table:formula="of:=[.D$18]*[.D11]" office:value-type="float" office:value="-176.18">
            <text:p>-176.18</text:p>
          </table:table-cell>
          <table:table-cell table:formula="of:=[.E$18]*[.E11]" office:value-type="float" office:value="204.406585649529">
            <text:p>204.4065856495</text:p>
          </table:table-cell>
          <table:table-cell table:formula="of:=[.F$18]*[.F11]" office:value-type="float" office:value="-520.612">
            <text:p>-520.612</text:p>
          </table:table-cell>
          <table:table-cell table:formula="of:=[.G$18]*[.G11]" office:value-type="float" office:value="589.849345809358">
            <text:p>589.8493458094</text:p>
          </table:table-cell>
          <table:table-cell table:formula="of:=[.H$18]*[.H11]" office:value-type="float" office:value="-6.932">
            <text:p>-6.93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SUM([.D23:.H23])" office:value-type="float" office:value="138.782029191429">
            <text:p>138.7820291914</text:p>
          </table:table-cell>
          <table:table-cell table:formula="of:=[.D$18]*[.D12]" office:value-type="float" office:value="-176.18">
            <text:p>-176.18</text:p>
          </table:table-cell>
          <table:table-cell table:formula="of:=[.E$18]*[.E12]" office:value-type="float" office:value="208.590956958563">
            <text:p>208.5909569586</text:p>
          </table:table-cell>
          <table:table-cell table:formula="of:=[.F$18]*[.F12]" office:value-type="float" office:value="-780.918">
            <text:p>-780.918</text:p>
          </table:table-cell>
          <table:table-cell table:formula="of:=[.G$18]*[.G12]" office:value-type="float" office:value="902.886072232866">
            <text:p>902.8860722329</text:p>
          </table:table-cell>
          <table:table-cell table:formula="of:=[.H$18]*[.H12]" office:value-type="float" office:value="-15.597">
            <text:p>-15.59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SUM([.D24:.H24])" office:value-type="float" office:value="187.410187268245">
            <text:p>187.4101872682</text:p>
          </table:table-cell>
          <table:table-cell table:formula="of:=[.D$18]*[.D13]" office:value-type="float" office:value="-176.18">
            <text:p>-176.18</text:p>
          </table:table-cell>
          <table:table-cell table:formula="of:=[.E$18]*[.E13]" office:value-type="float" office:value="211.559815649529">
            <text:p>211.5598156495</text:p>
          </table:table-cell>
          <table:table-cell table:formula="of:=[.F$18]*[.F13]" office:value-type="float" office:value="-1041.224">
            <text:p>-1041.224</text:p>
          </table:table-cell>
          <table:table-cell table:formula="of:=[.G$18]*[.G13]" office:value-type="float" office:value="1220.98237161872">
            <text:p>1220.9823716187</text:p>
          </table:table-cell>
          <table:table-cell table:formula="of:=[.H$18]*[.H13]" office:value-type="float" office:value="-27.728">
            <text:p>-27.72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SUM([.D25:.H25])" office:value-type="float" office:value="235.668576444539">
            <text:p>235.6685764445</text:p>
          </table:table-cell>
          <table:table-cell table:formula="of:=[.D$18]*[.D14]" office:value-type="float" office:value="-176.18">
            <text:p>-176.18</text:p>
          </table:table-cell>
          <table:table-cell table:formula="of:=[.E$18]*[.E14]" office:value-type="float" office:value="213.86264135572">
            <text:p>213.8626413557</text:p>
          </table:table-cell>
          <table:table-cell table:formula="of:=[.F$18]*[.F14]" office:value-type="float" office:value="-1301.53">
            <text:p>-1301.53</text:p>
          </table:table-cell>
          <table:table-cell table:formula="of:=[.G$18]*[.G14]" office:value-type="float" office:value="1542.84093508882">
            <text:p>1542.8409350888</text:p>
          </table:table-cell>
          <table:table-cell table:formula="of:=[.H$18]*[.H14]" office:value-type="float" office:value="-43.325">
            <text:p>-43.325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AnalysisFunction2" table:style-name="ta1" table:print="false">
        <table:table-column table:style-name="co1" table:number-columns-repeated="2" table:default-cell-style-name="Default"/>
        <table:table-column table:style-name="co2" table:number-columns-repeated="6" table:default-cell-style-name="ce5"/>
        <table:table-column table:style-name="co1" table:default-cell-style-name="ce5"/>
        <table:table-column table:style-name="co1" table:number-columns-repeated="1015" table:default-cell-style-name="Default"/>
        <table:table-row table:style-name="ro1">
          <table:table-cell table:style-name="ce1" table:number-columns-repeated="2"/>
          <table:table-cell table:style-name="ce3" table:number-columns-repeated="7"/>
          <table:table-cell table:style-name="ce1" table:number-columns-repeated="1015"/>
        </table:table-row>
        <table:table-row table:style-name="ro2">
          <table:table-cell table:style-name="ce2" table:number-columns-repeated="2"/>
          <table:table-cell table:style-name="ce4" table:number-columns-repeated="3"/>
          <table:table-cell table:style-name="ce4" office:value-type="string">
            <text:p>Quick Sort Analysis</text:p>
          </table:table-cell>
          <table:table-cell table:style-name="ce4" table:number-columns-repeated="3"/>
          <table:table-cell table:style-name="ce2" table:number-columns-repeated="1015"/>
        </table:table-row>
        <table:table-row table:style-name="ro1" table:number-rows-repeated="4">
          <table:table-cell table:style-name="ce1" table:number-columns-repeated="2"/>
          <table:table-cell table:style-name="ce3" table:number-columns-repeated="7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f(n) secs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.5">
            <text:p>20.5</text:p>
          </table:table-cell>
          <table:table-cell table:formula="of:=[.F9]^0" office:value-type="float" office:value="1">
            <text:p>1</text:p>
          </table:table-cell>
          <table:table-cell table:formula="of:=LOG([.F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[.F9]*[.E9]" office:value-type="float" office:value="2657542475.90989">
            <text:p>2657542475.90989</text:p>
          </table:table-cell>
          <table:table-cell table:formula="of:=[.F9]*[.F9]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3.5">
            <text:p>43.5</text:p>
          </table:table-cell>
          <table:table-cell table:formula="of:=[.F10]^0" office:value-type="float" office:value="1">
            <text:p>1</text:p>
          </table:table-cell>
          <table:table-cell table:formula="of:=LOG([.F10])/LOG(2)" office:value-type="float" office:value="27.5754247590989">
            <text:p>27.5754247591</text:p>
          </table:table-cell>
          <table:table-cell table:formula="of:=2*[.F9]" office:value-type="float" office:value="200000000">
            <text:p>200000000</text:p>
          </table:table-cell>
          <table:table-cell table:formula="of:=[.F10]*[.E10]" office:value-type="float" office:value="5515084951.81978">
            <text:p>5515084951.81978</text:p>
          </table:table-cell>
          <table:table-cell table:formula="of:=[.F10]*[.F10]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formula="of:=[.F11]^0" office:value-type="float" office:value="1">
            <text:p>1</text:p>
          </table:table-cell>
          <table:table-cell table:formula="of:=LOG([.F11])/LOG(2)" office:value-type="float" office:value="28.5754247590989">
            <text:p>28.5754247591</text:p>
          </table:table-cell>
          <table:table-cell table:formula="of:=4*[.F9]" office:value-type="float" office:value="400000000">
            <text:p>400000000</text:p>
          </table:table-cell>
          <table:table-cell table:formula="of:=[.F11]*[.E11]" office:value-type="float" office:value="11430169903.6396">
            <text:p>11430169903.6396</text:p>
          </table:table-cell>
          <table:table-cell table:formula="of:=[.F11]*[.F11]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table:formula="of:=[.F12]^0" office:value-type="float" office:value="1">
            <text:p>1</text:p>
          </table:table-cell>
          <table:table-cell table:formula="of:=LOG([.F12])/LOG(2)" office:value-type="float" office:value="29.1603872598201">
            <text:p>29.1603872598</text:p>
          </table:table-cell>
          <table:table-cell table:formula="of:=6*[.F9]" office:value-type="float" office:value="600000000">
            <text:p>600000000</text:p>
          </table:table-cell>
          <table:table-cell table:formula="of:=[.F12]*[.E12]" office:value-type="float" office:value="17496232355.892">
            <text:p>17496232355.892</text:p>
          </table:table-cell>
          <table:table-cell table:formula="of:=[.F12]*[.F12]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table:formula="of:=[.F13]^0" office:value-type="float" office:value="1">
            <text:p>1</text:p>
          </table:table-cell>
          <table:table-cell table:formula="of:=LOG([.F13])/LOG(2)" office:value-type="float" office:value="29.5754247590989">
            <text:p>29.5754247591</text:p>
          </table:table-cell>
          <table:table-cell table:formula="of:=8*[.F9]" office:value-type="float" office:value="800000000">
            <text:p>800000000</text:p>
          </table:table-cell>
          <table:table-cell table:formula="of:=[.F13]*[.E13]" office:value-type="float" office:value="23660339807.2791">
            <text:p>23660339807.2791</text:p>
          </table:table-cell>
          <table:table-cell table:formula="of:=[.F13]*[.F13]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35.5">
            <text:p>235.5</text:p>
          </table:table-cell>
          <table:table-cell table:formula="of:=[.F14]^0" office:value-type="float" office:value="1">
            <text:p>1</text:p>
          </table:table-cell>
          <table:table-cell table:formula="of:=LOG([.F14])/LOG(2)" office:value-type="float" office:value="29.8973528539863">
            <text:p>29.897352854</text:p>
          </table:table-cell>
          <table:table-cell table:formula="of:=10*[.F9]" office:value-type="float" office:value="1000000000">
            <text:p>1000000000</text:p>
          </table:table-cell>
          <table:table-cell table:formula="of:=[.F14]*[.E14]" office:value-type="float" office:value="29897352853.9863">
            <text:p>29897352853.9863</text:p>
          </table:table-cell>
          <table:table-cell table:formula="of:=[.F14]*[.F14]" office:value-type="float" office:value="1E+018">
            <text:p>10000000000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ce3" office:value-type="string">
            <text:p>C1</text:p>
          </table:table-cell>
          <table:table-cell table:style-name="ce3"/>
          <table:table-cell table:style-name="ce3" office:value-type="string">
            <text:p>C3</text:p>
          </table:table-cell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f'(n)</text:p>
          </table:table-cell>
          <table:table-cell table:style-name="ce3"/>
          <table:table-cell table:style-name="ce3" office:value-type="float" office:value="-0.000246137">
            <text:p>-0.000246137</text:p>
          </table:table-cell>
          <table:table-cell table:style-name="ce6"/>
          <table:table-cell table:style-name="ce6" office:value-type="float" office:value="0.00000000790423">
            <text:p>7.90E-009</text:p>
          </table:table-cell>
          <table:table-cell table:style-name="ce6"/>
          <table:table-cell table:style-name="ce3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D20:.H20])" office:value-type="float" office:value="20.9992857690373">
            <text:p>20.999285769</text:p>
          </table:table-cell>
          <table:table-cell/>
          <table:table-cell table:formula="of:=[.E$18]*[.E9]" office:value-type="float" office:value="-0.00654119532393033">
            <text:p>-0.0065411953</text:p>
          </table:table-cell>
          <table:table-cell/>
          <table:table-cell table:formula="of:=[.G$18]*[.G9]" office:value-type="float" office:value="21.0058269643612">
            <text:p>21.00582696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1:.H21])" office:value-type="float" office:value="43.5857125963985">
            <text:p>43.5857125964</text:p>
          </table:table-cell>
          <table:table-cell/>
          <table:table-cell table:formula="of:=[.E$18]*[.E10]" office:value-type="float" office:value="-0.00678733232393033">
            <text:p>-0.0067873323</text:p>
          </table:table-cell>
          <table:table-cell/>
          <table:table-cell table:formula="of:=[.G$18]*[.G10]" office:value-type="float" office:value="43.5924999287225">
            <text:p>43.592499928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2:.H22])" office:value-type="float" office:value="90.339658388121">
            <text:p>90.3396583881</text:p>
          </table:table-cell>
          <table:table-cell/>
          <table:table-cell table:formula="of:=[.E$18]*[.E11]" office:value-type="float" office:value="-0.00703346932393033">
            <text:p>-0.0070334693</text:p>
          </table:table-cell>
          <table:table-cell/>
          <table:table-cell table:formula="of:=[.G$18]*[.G11]" office:value-type="float" office:value="90.3466918574449">
            <text:p>90.346691857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3:.H23])" office:value-type="float" office:value="138.287067224174">
            <text:p>138.2870672242</text:p>
          </table:table-cell>
          <table:table-cell/>
          <table:table-cell table:formula="of:=[.E$18]*[.E12]" office:value-type="float" office:value="-0.00717745023897033">
            <text:p>-0.0071774502</text:p>
          </table:table-cell>
          <table:table-cell/>
          <table:table-cell table:formula="of:=[.G$18]*[.G12]" office:value-type="float" office:value="138.294244674413">
            <text:p>138.29424467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4:.H24])" office:value-type="float" office:value="187.009488108566">
            <text:p>187.0094881086</text:p>
          </table:table-cell>
          <table:table-cell/>
          <table:table-cell table:formula="of:=[.E$18]*[.E13]" office:value-type="float" office:value="-0.00727960632393033">
            <text:p>-0.0072796063</text:p>
          </table:table-cell>
          <table:table-cell/>
          <table:table-cell table:formula="of:=[.G$18]*[.G13]" office:value-type="float" office:value="187.01676771489">
            <text:p>187.016767714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5:.H25])" office:value-type="float" office:value="236.308194504324">
            <text:p>236.3081945043</text:p>
          </table:table-cell>
          <table:table-cell/>
          <table:table-cell table:formula="of:=[.E$18]*[.E14]" office:value-type="float" office:value="-0.00735884473942162">
            <text:p>-0.0073588447</text:p>
          </table:table-cell>
          <table:table-cell/>
          <table:table-cell table:formula="of:=[.G$18]*[.G14]" office:value-type="float" office:value="236.315553349064">
            <text:p>236.3155533491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AnalysisFunction3" table:style-name="ta1" table:print="false">
        <table:table-column table:style-name="co1" table:number-columns-repeated="2" table:default-cell-style-name="Default"/>
        <table:table-column table:style-name="co2" table:number-columns-repeated="6" table:default-cell-style-name="ce5"/>
        <table:table-column table:style-name="co1" table:default-cell-style-name="ce5"/>
        <table:table-column table:style-name="co1" table:number-columns-repeated="1015" table:default-cell-style-name="Default"/>
        <table:table-row table:style-name="ro1">
          <table:table-cell table:style-name="ce1" table:number-columns-repeated="2"/>
          <table:table-cell table:style-name="ce3" table:number-columns-repeated="7"/>
          <table:table-cell table:style-name="ce1" table:number-columns-repeated="1015"/>
        </table:table-row>
        <table:table-row table:style-name="ro2">
          <table:table-cell table:style-name="ce2" table:number-columns-repeated="2"/>
          <table:table-cell table:style-name="ce4" table:number-columns-repeated="3"/>
          <table:table-cell table:style-name="ce4" office:value-type="string">
            <text:p>Quick Sort Analysis</text:p>
          </table:table-cell>
          <table:table-cell table:style-name="ce4" table:number-columns-repeated="3"/>
          <table:table-cell table:style-name="ce2" table:number-columns-repeated="1015"/>
        </table:table-row>
        <table:table-row table:style-name="ro1" table:number-rows-repeated="4">
          <table:table-cell table:style-name="ce1" table:number-columns-repeated="2"/>
          <table:table-cell table:style-name="ce3" table:number-columns-repeated="7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f(n) secs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.5">
            <text:p>20.5</text:p>
          </table:table-cell>
          <table:table-cell table:formula="of:=[.F9]^0" office:value-type="float" office:value="1">
            <text:p>1</text:p>
          </table:table-cell>
          <table:table-cell table:formula="of:=LOG([.F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[.F9]*[.E9]" office:value-type="float" office:value="2657542475.90989">
            <text:p>2657542475.90989</text:p>
          </table:table-cell>
          <table:table-cell table:formula="of:=[.F9]*[.F9]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3.5">
            <text:p>43.5</text:p>
          </table:table-cell>
          <table:table-cell table:formula="of:=[.F10]^0" office:value-type="float" office:value="1">
            <text:p>1</text:p>
          </table:table-cell>
          <table:table-cell table:formula="of:=LOG([.F10])/LOG(2)" office:value-type="float" office:value="27.5754247590989">
            <text:p>27.5754247591</text:p>
          </table:table-cell>
          <table:table-cell table:formula="of:=2*[.F9]" office:value-type="float" office:value="200000000">
            <text:p>200000000</text:p>
          </table:table-cell>
          <table:table-cell table:formula="of:=[.F10]*[.E10]" office:value-type="float" office:value="5515084951.81978">
            <text:p>5515084951.81978</text:p>
          </table:table-cell>
          <table:table-cell table:formula="of:=[.F10]*[.F10]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formula="of:=[.F11]^0" office:value-type="float" office:value="1">
            <text:p>1</text:p>
          </table:table-cell>
          <table:table-cell table:formula="of:=LOG([.F11])/LOG(2)" office:value-type="float" office:value="28.5754247590989">
            <text:p>28.5754247591</text:p>
          </table:table-cell>
          <table:table-cell table:formula="of:=4*[.F9]" office:value-type="float" office:value="400000000">
            <text:p>400000000</text:p>
          </table:table-cell>
          <table:table-cell table:formula="of:=[.F11]*[.E11]" office:value-type="float" office:value="11430169903.6396">
            <text:p>11430169903.6396</text:p>
          </table:table-cell>
          <table:table-cell table:formula="of:=[.F11]*[.F11]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table:formula="of:=[.F12]^0" office:value-type="float" office:value="1">
            <text:p>1</text:p>
          </table:table-cell>
          <table:table-cell table:formula="of:=LOG([.F12])/LOG(2)" office:value-type="float" office:value="29.1603872598201">
            <text:p>29.1603872598</text:p>
          </table:table-cell>
          <table:table-cell table:formula="of:=6*[.F9]" office:value-type="float" office:value="600000000">
            <text:p>600000000</text:p>
          </table:table-cell>
          <table:table-cell table:formula="of:=[.F12]*[.E12]" office:value-type="float" office:value="17496232355.892">
            <text:p>17496232355.892</text:p>
          </table:table-cell>
          <table:table-cell table:formula="of:=[.F12]*[.F12]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table:formula="of:=[.F13]^0" office:value-type="float" office:value="1">
            <text:p>1</text:p>
          </table:table-cell>
          <table:table-cell table:formula="of:=LOG([.F13])/LOG(2)" office:value-type="float" office:value="29.5754247590989">
            <text:p>29.5754247591</text:p>
          </table:table-cell>
          <table:table-cell table:formula="of:=8*[.F9]" office:value-type="float" office:value="800000000">
            <text:p>800000000</text:p>
          </table:table-cell>
          <table:table-cell table:formula="of:=[.F13]*[.E13]" office:value-type="float" office:value="23660339807.2791">
            <text:p>23660339807.2791</text:p>
          </table:table-cell>
          <table:table-cell table:formula="of:=[.F13]*[.F13]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35.5">
            <text:p>235.5</text:p>
          </table:table-cell>
          <table:table-cell table:formula="of:=[.F14]^0" office:value-type="float" office:value="1">
            <text:p>1</text:p>
          </table:table-cell>
          <table:table-cell table:formula="of:=LOG([.F14])/LOG(2)" office:value-type="float" office:value="29.8973528539863">
            <text:p>29.897352854</text:p>
          </table:table-cell>
          <table:table-cell table:formula="of:=10*[.F9]" office:value-type="float" office:value="1000000000">
            <text:p>1000000000</text:p>
          </table:table-cell>
          <table:table-cell table:formula="of:=[.F14]*[.E14]" office:value-type="float" office:value="29897352853.9863">
            <text:p>29897352853.9863</text:p>
          </table:table-cell>
          <table:table-cell table:formula="of:=[.F14]*[.F14]" office:value-type="float" office:value="1E+018">
            <text:p>10000000000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Default"/>
          <table:table-cell table:style-name="ce3"/>
          <table:table-cell table:style-name="ce3" office:value-type="string">
            <text:p>C3</text:p>
          </table:table-cell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f'(n)</text:p>
          </table:table-cell>
          <table:table-cell table:style-name="ce3"/>
          <table:table-cell table:style-name="Default"/>
          <table:table-cell table:style-name="ce6"/>
          <table:table-cell table:style-name="ce6" office:value-type="float" office:value="0.00000000790389">
            <text:p>7.90E-009</text:p>
          </table:table-cell>
          <table:table-cell table:style-name="ce6"/>
          <table:table-cell table:style-name="ce3"/>
          <table:table-cell table:style-name="ce1"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formula="of:=SUM([.D20:.H20])" office:value-type="float" office:value="21.0049233999194">
            <text:p>21.0049233999</text:p>
          </table:table-cell>
          <table:table-cell/>
          <table:table-cell table:style-name="Default"/>
          <table:table-cell/>
          <table:table-cell table:formula="of:=[.G$18]*[.G9]" office:value-type="float" office:value="21.0049233999194">
            <text:p>21.00492339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1:.H21])" office:value-type="float" office:value="43.5906247998389">
            <text:p>43.5906247998</text:p>
          </table:table-cell>
          <table:table-cell/>
          <table:table-cell table:style-name="Default"/>
          <table:table-cell/>
          <table:table-cell table:formula="of:=[.G$18]*[.G10]" office:value-type="float" office:value="43.5906247998389">
            <text:p>43.590624799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2:.H22])" office:value-type="float" office:value="90.3428055996777">
            <text:p>90.3428055997</text:p>
          </table:table-cell>
          <table:table-cell/>
          <table:table-cell table:style-name="Default"/>
          <table:table-cell/>
          <table:table-cell table:formula="of:=[.G$18]*[.G11]" office:value-type="float" office:value="90.3428055996777">
            <text:p>90.342805599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3:.H23])" office:value-type="float" office:value="138.288295955412">
            <text:p>138.2882959554</text:p>
          </table:table-cell>
          <table:table-cell/>
          <table:table-cell table:style-name="Default"/>
          <table:table-cell/>
          <table:table-cell table:formula="of:=[.G$18]*[.G12]" office:value-type="float" office:value="138.288295955412">
            <text:p>138.28829595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4:.H24])" office:value-type="float" office:value="187.008723199355">
            <text:p>187.0087231994</text:p>
          </table:table-cell>
          <table:table-cell/>
          <table:table-cell table:style-name="Default"/>
          <table:table-cell/>
          <table:table-cell table:formula="of:=[.G$18]*[.G13]" office:value-type="float" office:value="187.008723199355">
            <text:p>187.008723199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5:.H25])" office:value-type="float" office:value="236.305388249093">
            <text:p>236.3053882491</text:p>
          </table:table-cell>
          <table:table-cell/>
          <table:table-cell table:style-name="Default"/>
          <table:table-cell/>
          <table:table-cell table:formula="of:=[.G$18]*[.G14]" office:value-type="float" office:value="236.305388249093">
            <text:p>236.3053882491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column table:style-name="co2" table:number-columns-repeated="6" table:default-cell-style-name="ce5"/>
        <table:table-column table:style-name="co1" table:default-cell-style-name="ce5"/>
        <table:table-column table:style-name="co1" table:number-columns-repeated="1015" table:default-cell-style-name="Default"/>
        <table:table-row table:style-name="ro1">
          <table:table-cell table:style-name="ce1" table:number-columns-repeated="2"/>
          <table:table-cell table:style-name="ce3" table:number-columns-repeated="7"/>
          <table:table-cell table:style-name="ce1" table:number-columns-repeated="1015"/>
        </table:table-row>
        <table:table-row table:style-name="ro2">
          <table:table-cell table:style-name="ce2" table:number-columns-repeated="2"/>
          <table:table-cell table:style-name="ce4" table:number-columns-repeated="3"/>
          <table:table-cell table:style-name="ce4" office:value-type="string">
            <text:p>Quick Sort Analysis</text:p>
          </table:table-cell>
          <table:table-cell table:style-name="ce4" table:number-columns-repeated="3"/>
          <table:table-cell table:style-name="ce2" table:number-columns-repeated="1015"/>
        </table:table-row>
        <table:table-row table:style-name="ro1" table:number-rows-repeated="4">
          <table:table-cell table:style-name="ce1" table:number-columns-repeated="2"/>
          <table:table-cell table:style-name="ce3" table:number-columns-repeated="7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f(n) ops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75921">
            <text:p>75921</text:p>
          </table:table-cell>
          <table:table-cell table:formula="of:=[.F9]^0" office:value-type="float" office:value="1">
            <text:p>1</text:p>
          </table:table-cell>
          <table:table-cell table:formula="of:=LOG([.F9])/LOG(2)" office:value-type="float" office:value="9.96578428466209">
            <text:p>9.9657842847</text:p>
          </table:table-cell>
          <table:table-cell office:value-type="float" office:value="1000">
            <text:p>1000</text:p>
          </table:table-cell>
          <table:table-cell table:formula="of:=[.F9]*[.E9]" office:value-type="float" office:value="9965.78428466209">
            <text:p>9965.7842846621</text:p>
          </table:table-cell>
          <table:table-cell table:formula="of:=[.F9]*[.F9]" office:value-type="float" office:value="1000000">
            <text:p>1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53311">
            <text:p>153311</text:p>
          </table:table-cell>
          <table:table-cell table:formula="of:=[.F10]^0" office:value-type="float" office:value="1">
            <text:p>1</text:p>
          </table:table-cell>
          <table:table-cell table:formula="of:=LOG([.F10])/LOG(2)" office:value-type="float" office:value="10.9657842846621">
            <text:p>10.9657842847</text:p>
          </table:table-cell>
          <table:table-cell office:value-type="float" office:value="2000">
            <text:p>2000</text:p>
          </table:table-cell>
          <table:table-cell table:formula="of:=[.F10]*[.E10]" office:value-type="float" office:value="21931.5685693242">
            <text:p>21931.5685693242</text:p>
          </table:table-cell>
          <table:table-cell table:formula="of:=[.F10]*[.F10]" office:value-type="float" office:value="4000000">
            <text:p>4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61756">
            <text:p>361756</text:p>
          </table:table-cell>
          <table:table-cell table:formula="of:=[.F11]^0" office:value-type="float" office:value="1">
            <text:p>1</text:p>
          </table:table-cell>
          <table:table-cell table:formula="of:=LOG([.F11])/LOG(2)" office:value-type="float" office:value="11.9657842846621">
            <text:p>11.9657842847</text:p>
          </table:table-cell>
          <table:table-cell table:formula="of:=4*[.F9]" office:value-type="float" office:value="4000">
            <text:p>4000</text:p>
          </table:table-cell>
          <table:table-cell table:formula="of:=[.F11]*[.E11]" office:value-type="float" office:value="47863.1371386484">
            <text:p>47863.1371386484</text:p>
          </table:table-cell>
          <table:table-cell table:formula="of:=[.F11]*[.F11]" office:value-type="float" office:value="16000000">
            <text:p>16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39585">
            <text:p>539585</text:p>
          </table:table-cell>
          <table:table-cell table:formula="of:=[.F12]^0" office:value-type="float" office:value="1">
            <text:p>1</text:p>
          </table:table-cell>
          <table:table-cell table:formula="of:=LOG([.F12])/LOG(2)" office:value-type="float" office:value="12.5507467853832">
            <text:p>12.5507467854</text:p>
          </table:table-cell>
          <table:table-cell table:formula="of:=6*[.F9]" office:value-type="float" office:value="6000">
            <text:p>6000</text:p>
          </table:table-cell>
          <table:table-cell table:formula="of:=[.F12]*[.E12]" office:value-type="float" office:value="75304.4807122995">
            <text:p>75304.4807122995</text:p>
          </table:table-cell>
          <table:table-cell table:formula="of:=[.F12]*[.F12]" office:value-type="float" office:value="36000000">
            <text:p>36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785212">
            <text:p>785212</text:p>
          </table:table-cell>
          <table:table-cell table:formula="of:=[.F13]^0" office:value-type="float" office:value="1">
            <text:p>1</text:p>
          </table:table-cell>
          <table:table-cell table:formula="of:=LOG([.F13])/LOG(2)" office:value-type="float" office:value="12.9657842846621">
            <text:p>12.9657842847</text:p>
          </table:table-cell>
          <table:table-cell table:formula="of:=8*[.F9]" office:value-type="float" office:value="8000">
            <text:p>8000</text:p>
          </table:table-cell>
          <table:table-cell table:formula="of:=[.F13]*[.E13]" office:value-type="float" office:value="103726.274277297">
            <text:p>103726.274277297</text:p>
          </table:table-cell>
          <table:table-cell table:formula="of:=[.F13]*[.F13]" office:value-type="float" office:value="64000000">
            <text:p>640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71303">
            <text:p>971303</text:p>
          </table:table-cell>
          <table:table-cell table:formula="of:=[.F14]^0" office:value-type="float" office:value="1">
            <text:p>1</text:p>
          </table:table-cell>
          <table:table-cell table:formula="of:=LOG([.F14])/LOG(2)" office:value-type="float" office:value="13.2877123795495">
            <text:p>13.2877123795</text:p>
          </table:table-cell>
          <table:table-cell table:formula="of:=10*[.F9]" office:value-type="float" office:value="10000">
            <text:p>10000</text:p>
          </table:table-cell>
          <table:table-cell table:formula="of:=[.F14]*[.E14]" office:value-type="float" office:value="132877.123795495">
            <text:p>132877.123795495</text:p>
          </table:table-cell>
          <table:table-cell table:formula="of:=[.F14]*[.F14]" office:value-type="float" office:value="100000000">
            <text:p>1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Default"/>
          <table:table-cell table:style-name="ce3"/>
          <table:table-cell table:style-name="ce3" office:value-type="string">
            <text:p>C3</text:p>
          </table:table-cell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f'(n)</text:p>
          </table:table-cell>
          <table:table-cell table:style-name="ce3"/>
          <table:table-cell table:style-name="Default"/>
          <table:table-cell table:style-name="ce6"/>
          <table:table-cell table:style-name="ce6" office:value-type="float" office:value="7.37546">
            <text:p>7.38E+000</text:p>
          </table:table-cell>
          <table:table-cell table:style-name="ce6"/>
          <table:table-cell table:style-name="ce3"/>
          <table:table-cell table:style-name="ce1"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formula="of:=SUM([.D20:.H20])" office:value-type="float" office:value="73502.2433601539">
            <text:p>73502.2433601539</text:p>
          </table:table-cell>
          <table:table-cell/>
          <table:table-cell table:style-name="Default"/>
          <table:table-cell/>
          <table:table-cell table:formula="of:=[.G$18]*[.G9]" office:value-type="float" office:value="73502.2433601539">
            <text:p>73502.24336015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1:.H21])" office:value-type="float" office:value="161755.406720308">
            <text:p>161755.406720308</text:p>
          </table:table-cell>
          <table:table-cell/>
          <table:table-cell table:style-name="Default"/>
          <table:table-cell/>
          <table:table-cell table:formula="of:=[.G$18]*[.G10]" office:value-type="float" office:value="161755.406720308">
            <text:p>161755.40672030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2:.H22])" office:value-type="float" office:value="353012.653440615">
            <text:p>353012.653440615</text:p>
          </table:table-cell>
          <table:table-cell/>
          <table:table-cell table:style-name="Default"/>
          <table:table-cell/>
          <table:table-cell table:formula="of:=[.G$18]*[.G11]" office:value-type="float" office:value="353012.653440615">
            <text:p>353012.65344061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3:.H23])" office:value-type="float" office:value="555405.185314336">
            <text:p>555405.185314336</text:p>
          </table:table-cell>
          <table:table-cell/>
          <table:table-cell table:style-name="Default"/>
          <table:table-cell/>
          <table:table-cell table:formula="of:=[.G$18]*[.G12]" office:value-type="float" office:value="555405.185314336">
            <text:p>555405.1853143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4:.H24])" office:value-type="float" office:value="765028.986881231">
            <text:p>765028.986881231</text:p>
          </table:table-cell>
          <table:table-cell/>
          <table:table-cell table:style-name="Default"/>
          <table:table-cell/>
          <table:table-cell table:formula="of:=[.G$18]*[.G13]" office:value-type="float" office:value="765028.986881231">
            <text:p>765028.98688123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D25:.H25])" office:value-type="float" office:value="980029.911468718">
            <text:p>980029.911468718</text:p>
          </table:table-cell>
          <table:table-cell/>
          <table:table-cell table:style-name="Default"/>
          <table:table-cell/>
          <table:table-cell table:formula="of:=[.G$18]*[.G14]" office:value-type="float" office:value="980029.911468718">
            <text:p>980029.911468718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11/20/2019</text:date>, <text:time>20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11-20T19:09:50.86</meta:creation-date>
    <dc:date>2019-11-20T20:26:59.31</dc:date>
    <dc:creator>RCC RCCD</dc:creator>
    <meta:editing-duration>PT1H9M42S</meta:editing-duration>
    <meta:editing-cycles>8</meta:editing-cycles>
    <meta:generator>OpenOffice/4.1.5$Win32 OpenOffice.org_project/415m1$Build-9789</meta:generator>
    <meta:document-statistic meta:table-count="4" meta:cell-count="272" meta:object-count="0"/>
  </office:meta>
</office:document-meta>
</file>